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8600000C3D6EDA98BF.jpg"/>
  <manifest:file-entry manifest:media-type="image/png" manifest:full-path="Pictures/1000000000000136000001AD4EF5258A.png"/>
  <manifest:file-entry manifest:media-type="image/jpeg" manifest:full-path="Pictures/1000000000000640000003A0103D087D.jpg"/>
  <manifest:file-entry manifest:media-type="image/png" manifest:full-path="Pictures/1000000000000132000001AD16709428.png"/>
  <manifest:file-entry manifest:media-type="image/png" manifest:full-path="Pictures/1000000000000150000001D2AEBFCFA8.png"/>
  <manifest:file-entry manifest:media-type="image/png" manifest:full-path="Pictures/1000000000000135000001B2B33C9A69.png"/>
  <manifest:file-entry manifest:media-type="image/png" manifest:full-path="Pictures/1000000000000141000001C43A567F67.png"/>
  <manifest:file-entry manifest:media-type="image/png" manifest:full-path="Pictures/1000000000000137000001B10E455A2B.png"/>
  <manifest:file-entry manifest:media-type="image/png" manifest:full-path="Pictures/1000000000000141000001C14D55599C.png"/>
  <manifest:file-entry manifest:media-type="image/jpeg" manifest:full-path="Pictures/100000000000080000000617325E545D.jpg"/>
  <manifest:file-entry manifest:media-type="image/png" manifest:full-path="Pictures/1000000000000140000001C1AA1695DB.png"/>
  <manifest:file-entry manifest:media-type="image/png" manifest:full-path="Pictures/1000000000000132000001B106B934ED.png"/>
  <manifest:file-entry manifest:media-type="image/png" manifest:full-path="Pictures/1000000000000143000001C29CC0499E.png"/>
  <manifest:file-entry manifest:media-type="image/png" manifest:full-path="Pictures/1000000000000142000001C29A4DEBC8.png"/>
  <manifest:file-entry manifest:media-type="image/png" manifest:full-path="Pictures/1000000000000141000001C3D66D8134.png"/>
  <manifest:file-entry manifest:media-type="image/jpeg" manifest:full-path="Pictures/1000000000000767000005ECD7F839D3.jpg"/>
  <manifest:file-entry manifest:media-type="image/png" manifest:full-path="Pictures/1000000000000134000001AE95E085B9.png"/>
  <manifest:file-entry manifest:media-type="image/png" manifest:full-path="Pictures/1000000000000134000001AE14552150.png"/>
  <manifest:file-entry manifest:media-type="image/jpeg" manifest:full-path="Pictures/1000000000000752000004734B3AAD1F.jpg"/>
  <manifest:file-entry manifest:media-type="image/jpeg" manifest:full-path="Pictures/100000000000071300000A9C0F3BBE6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ELLS</text:p>
      <text:p text:style-name="P1"><draw:frame draw:style-name="fr1" draw:name="graphics1" text:anchor-type="paragraph" svg:x="1.522cm" svg:y="0.85cm" svg:width="7.001cm" svg:height="9.7cm" draw:z-index="14"><draw:image xlink:href="Pictures/1000000000000150000001D2AEBFCFA8.png" xlink:type="simple" xlink:show="embed" xlink:actuate="onLoad"/></draw:frame></text:p>
      <text:p text:style-name="P1"><draw:frame draw:style-name="fr2" draw:name="graphics3" text:anchor-type="paragraph" svg:x="9.294cm" svg:y="0.423cm" svg:width="7.999cm" svg:height="6.399cm" draw:z-index="16"><draw:image xlink:href="Pictures/1000000000000767000005ECD7F839D3.jpg" xlink:type="simple" xlink:show="embed" xlink:actuate="onLoad"/></draw:frame><draw:frame draw:style-name="fr2" draw:name="graphics4" text:anchor-type="paragraph" svg:x="9.267cm" svg:y="10.269cm" svg:width="7.999cm" svg:height="11.98cm" draw:z-index="17"><draw:image xlink:href="Pictures/100000000000071300000A9C0F3BBE63.jpg" xlink:type="simple" xlink:show="embed" xlink:actuate="onLoad"/></draw:frame><draw:frame draw:style-name="fr1" draw:name="graphics5" text:anchor-type="paragraph" svg:x="1.556cm" svg:y="10.917cm" svg:width="7.001cm" svg:height="9.841cm" draw:z-index="13"><draw:image xlink:href="Pictures/1000000000000141000001C3D66D8134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graphics20" text:anchor-type="paragraph" svg:x="9.811cm" svg:y="0.106cm" svg:width="7.001cm" svg:height="9.901cm" draw:z-index="15"><draw:image xlink:href="Pictures/1000000000000132000001B106B934ED.png" xlink:type="simple" xlink:show="embed" xlink:actuate="onLoad"/></draw:frame><draw:frame draw:style-name="fr2" draw:name="graphics6" text:anchor-type="paragraph" svg:x="1.145cm" svg:y="0.159cm" svg:width="7.999cm" svg:height="4.86cm" draw:z-index="18"><draw:image xlink:href="Pictures/1000000000000752000004734B3AAD1F.jpg" xlink:type="simple" xlink:show="embed" xlink:actuate="onLoad"/></draw:frame></text:p>
      <text:p text:style-name="P1"><draw:frame draw:style-name="fr1" draw:name="graphics19" text:anchor-type="paragraph" svg:x="1.595cm" svg:y="0.887cm" svg:width="7.001cm" svg:height="9.781cm" draw:z-index="8"><draw:image xlink:href="Pictures/1000000000000134000001AE14552150.png" xlink:type="simple" xlink:show="embed" xlink:actuate="onLoad"/></draw:frame></text:p>
      <text:p text:style-name="P1"><draw:frame draw:style-name="fr1" draw:name="graphics8" text:anchor-type="paragraph" svg:x="9.774cm" svg:y="0.409cm" svg:width="7.001cm" svg:height="9.691cm" draw:z-index="0"><draw:image xlink:href="Pictures/1000000000000136000001AD4EF5258A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><draw:frame draw:style-name="fr1" draw:name="graphics9" text:anchor-type="paragraph" svg:x="1.526cm" svg:y="0.483cm" svg:width="7.001cm" svg:height="9.82cm" draw:z-index="1"><draw:image xlink:href="Pictures/1000000000000140000001C1AA1695DB.png" xlink:type="simple" xlink:show="embed" xlink:actuate="onLoad"/></draw:frame><draw:frame draw:style-name="fr1" draw:name="graphics10" text:anchor-type="paragraph" svg:x="9.502cm" svg:y="0.515cm" svg:width="7.001cm" svg:height="9.79cm" draw:z-index="2"><draw:image xlink:href="Pictures/1000000000000142000001C29A4DEBC8.png" xlink:type="simple" xlink:show="embed" xlink:actuate="onLoad"/></draw:frame></text:p>
      <text:p text:style-name="P1"><draw:frame draw:style-name="fr1" draw:name="graphics7" text:anchor-type="paragraph" svg:x="9.551cm" svg:y="10.518cm" svg:width="7.001cm" svg:height="5.33cm" draw:z-index="9"><draw:image xlink:href="Pictures/100000000000080000000617325E545D.jpg" xlink:type="simple" xlink:show="embed" xlink:actuate="onLoad"/></draw:frame><draw:frame draw:style-name="fr2" draw:name="graphics12" text:anchor-type="paragraph" svg:x="1.621cm" svg:y="10.582cm" svg:width="7.001cm" svg:height="11.389cm" draw:z-index="19"><draw:image xlink:href="Pictures/100000000000078600000C3D6EDA98BF.jpg" xlink:type="simple" xlink:show="embed" xlink:actuate="onLoad"/></draw:frame></text:p>
      <text:p text:style-name="P1"/>
      <text:p text:style-name="P1"><text:soft-page-break/></text:p>
      <text:p text:style-name="P1"/>
      <text:p text:style-name="P1"><draw:frame draw:style-name="fr1" draw:name="graphics13" text:anchor-type="paragraph" svg:x="1.494cm" svg:y="0.016cm" svg:width="7.001cm" svg:height="9.79cm" draw:z-index="12"><draw:image xlink:href="Pictures/1000000000000141000001C14D55599C.png" xlink:type="simple" xlink:show="embed" xlink:actuate="onLoad"/></draw:frame><draw:frame draw:style-name="fr1" draw:name="graphics16" text:anchor-type="paragraph" svg:x="9.484cm" svg:y="0.007cm" svg:width="7.001cm" svg:height="9.781cm" draw:z-index="6"><draw:image xlink:href="Pictures/1000000000000134000001AE95E085B9.png" xlink:type="simple" xlink:show="embed" xlink:actuate="onLoad"/></draw:frame></text:p>
      <text:p text:style-name="P1"/>
      <text:p text:style-name="P1"/>
      <text:p text:style-name="P1"><draw:frame draw:style-name="fr1" draw:name="graphics17" text:anchor-type="paragraph" svg:x="1.436cm" svg:y="0.12cm" svg:width="7.001cm" svg:height="9.751cm" draw:z-index="7"><draw:image xlink:href="Pictures/1000000000000137000001B10E455A2B.png" xlink:type="simple" xlink:show="embed" xlink:actuate="onLoad"/></draw:frame><draw:frame draw:style-name="fr1" draw:name="graphics21" text:anchor-type="paragraph" svg:x="9.465cm" svg:y="0.138cm" svg:width="7.001cm" svg:height="9.751cm" draw:z-index="10"><draw:image xlink:href="Pictures/1000000000000143000001C29CC0499E.png" xlink:type="simple" xlink:show="embed" xlink:actuate="onLoad"/></draw:frame></text:p>
      <text:p text:style-name="P1"/>
      <text:p text:style-name="P1"/>
      <text:p text:style-name="P1"><text:soft-page-break/></text:p>
      <text:p text:style-name="P1"><draw:frame draw:style-name="fr1" draw:name="graphics11" text:anchor-type="paragraph" svg:x="1.462cm" svg:y="0.349cm" svg:width="7.001cm" svg:height="9.811cm" draw:z-index="3"><draw:image xlink:href="Pictures/1000000000000132000001AD16709428.png" xlink:type="simple" xlink:show="embed" xlink:actuate="onLoad"/></draw:frame><draw:frame draw:style-name="fr1" draw:name="graphics18" text:anchor-type="paragraph" svg:x="9.098cm" svg:y="0.411cm" svg:width="7.999cm" svg:height="4.641cm" draw:z-index="11"><draw:image xlink:href="Pictures/1000000000000640000003A0103D087D.jpg" xlink:type="simple" xlink:show="embed" xlink:actuate="onLoad"/></draw:frame></text:p>
      <text:p text:style-name="P1"><draw:frame draw:style-name="fr1" draw:name="graphics15" text:anchor-type="paragraph" svg:x="1.506cm" svg:y="0.847cm" svg:width="7.001cm" svg:height="9.82cm" draw:z-index="5"><draw:image xlink:href="Pictures/1000000000000135000001B2B33C9A69.png" xlink:type="simple" xlink:show="embed" xlink:actuate="onLoad"/></draw:frame><draw:frame draw:style-name="fr1" draw:name="graphics14" text:anchor-type="paragraph" svg:x="9.439cm" svg:y="0.834cm" svg:width="7.001cm" svg:height="9.86cm" draw:z-index="4"><draw:image xlink:href="Pictures/1000000000000141000001C43A567F67.png" xlink:type="simple" xlink:show="embed" xlink:actuate="onLoad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9:16:40.61</meta:creation-date>
    <meta:generator>OpenOffice/4.1.15$Win32 OpenOffice.org_project/4115m2$Build-9813</meta:generator>
    <dc:date>2025-07-09T11:12:15.15</dc:date>
    <dc:creator>Paul Paroczai</dc:creator>
    <meta:editing-duration>PT15H54M50S</meta:editing-duration>
    <meta:editing-cycles>37</meta:editing-cycles>
    <meta:printed-by>Paul Paroczai</meta:printed-by>
    <meta:print-date>2025-06-28T18:50:01.14</meta:print-date>
    <meta:document-statistic meta:table-count="0" meta:image-count="20" meta:object-count="0" meta:page-count="5" meta:paragraph-count="1" meta:word-count="1" meta:character-count="6"/>
  </office:meta>
</office:document-meta>
</file>